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#ffffff"/>
    </style:style>
    <style:style style:name="P2" style:family="paragraph" style:parent-style-name="Heading_20_3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#ffffff" style:font-weight-asian="normal" style:font-weight-complex="normal"/>
    </style:style>
    <style:style style:name="P3" style:family="paragraph" style:parent-style-name="Heading_20_3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#ffffff" style:font-weight-asian="bold" style:font-weight-complex="bold"/>
    </style:style>
    <style:style style:name="P5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#ffffff" style:font-weight-asian="normal" style:font-weight-complex="normal"/>
    </style:style>
    <style:style style:name="P6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111111" style:text-line-through-style="none" style:font-name="Arial1" fo:font-size="9.75pt" fo:font-style="normal" style:text-underline-style="none" fo:font-weight="normal" style:text-blinking="false" fo:background-color="#ffffff" style:font-weight-asian="normal" style:font-weight-complex="normal"/>
    </style:style>
    <style:style style:name="P7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111111" style:text-line-through-style="none" style:font-name="Arial1" fo:font-size="9.75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111111" style:text-line-through-style="none" style:font-name="Consolas" fo:font-size="9.75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#ffffff" style:font-weight-asian="normal" style:font-weight-complex="normal"/>
    </style:style>
    <style:style style:name="T1" style:family="text">
      <style:text-properties style:font-name="Consolas1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onsolas1" fo:font-size="10pt" style:font-size-asian="10pt" style:font-size-complex="10p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#ffffff"/>
    </style:style>
    <style:style style:name="T4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#ffffff"/>
    </style:style>
    <style:style style:name="T5" style:family="text">
      <style:text-properties fo:font-variant="normal" fo:text-transform="none" fo:color="#111111" style:text-line-through-style="none" style:font-name="Consolas" fo:font-size="10pt" fo:font-style="normal" style:text-underline-style="none" fo:font-weight="normal" style:text-blinking="false" fo:background-color="#ffffff" style:font-size-asian="10pt" style:font-size-complex="10pt"/>
    </style:style>
    <style:style style:name="T6" style:family="text">
      <style:text-properties fo:color="#ff00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oose your Weapon (Part 1) </text:h>
      <text:h text:style-name="Heading_20_1" text:outline-level="1"><text:s/>– By Mark Routledge <text:s/></text:h>
      <text:h text:style-name="P2" text:outline-level="3">It is possible and lots of fun to use a variety of today's modern console controllers for your Pi projects. <text:s/>They are quite easy to install, readily available and you get quite a bit of kit for you buck! <text:s/>This article describes how to setup the Pi to use a XBox 360 pad (wired / wireless), PS3 pad and Wii-Mote. <text:s/>For wireless devices you will require either the XBox pad adapter for the Wii-Mote / PS3 Pad you'll need an additional cheap bluetooth dongle you can pick up from your local discount (£) store.</text:h>
      <text:p text:style-name="P5">I have tested all the code on a Raspberry Pi B board, and a new B+.</text:p>
      <text:h text:style-name="P2" text:outline-level="3">Before installing any of the software ensure you are using a recent version of Raspian and have updated your system.</text:h>
      <text:h text:style-name="P1" text:outline-level="3"><text:tab/><text:span text:style-name="T1">sudo apt-get update &amp;&amp; sudo apt-get upgrade</text:span></text:h>
      <text:h text:style-name="P3" text:outline-level="3"><text:span text:style-name="T4">Next to test all of the hardware an easy piece of software to use on the Pi is </text:span><text:bookmark text:name="docs-internal-guid-a37358db-68b8-0f82-d963-904ecf8c2ad3"/><text:span text:style-name="T4">jstest-gtk and the standard joystick library.</text:span></text:h>
      <text:h text:style-name="Heading_20_3" text:outline-level="3"><text:span text:style-name="T3"><text:tab/></text:span><text:span text:style-name="T5">sudo apt-get install jstest jstest-gtk joystick</text:span> <text:span text:style-name="T3"><text:s text:c="3"/></text:span></text:h>
      <text:h text:style-name="P2" text:outline-level="3">This program should now show up in X ready for you to test, you'll find the link under programs menu 'Other' → 'Joystick testing and configuration tool' Once installed it should display your hardware for example</text:h>
      <text:h text:style-name="P1" text:outline-level="3">Connecting your hardware.</text:h>
      <text:p text:style-name="P5">A brief note about using the bluetooth adapter, I have found these can be a little tempremental at times, so I STRONGLY recommend connecting your dongle directly to the Pi (I use the top port), connect any other hardware via a powered USB hub, e.g. the excellent Raspberry Pi Hub! <text:s/>The bluetooth dongle will work from a powered hub on a low level, but the bluetooth stack may not be able to see it.</text:p>
      <text:p text:style-name="P5"/>
      <text:p text:style-name="P5">Setting up the XBox Pad (Wired / Wireless)</text:p>
      <text:p text:style-name="P5">Firstly open up the terminal and install the required standard drivers for the XBox 360 pad, it's the same for wired / wireless pad (using the adapter)</text:p>
      <text:p text:style-name="P5">sudo apt-get install xboxdrv</text:p>
      <text:p text:style-name="P5"/>
      <text:p text:style-name="P5">It is possible to now use the XBox pad with a variety of linux games by using </text:p>
      <text:p text:style-name="P5"/>
      <text:p text:style-name="P5"><text:s text:c="12"/>sudo xboxdrv --silent</text:p>
      <text:p text:style-name="P5"/>
      <text:p text:style-name="P5">However this does not really give you much control over what each axis / button does, you <text:soft-page-break/>can use the 'joystick testing and configuration tool mentioned earlier' however it's difficult to get setup.. <text:s/>Luckily it is possible to configure the Xbox Pad in a variety of ways, each configuration requires a setup (text) file which you provide when launching the pad and driver. <text:s/>Through this you can turn one of the analog sticks into mouse, buttons into keypresses etc. <text:s/>This will make it usable with programs like minecraft, doom, quake3, all known emulators the possibilities are endless.</text:p>
      <text:p text:style-name="P5"/>
      <text:p text:style-name="P5">Let’s make a folder for one of these setup files</text:p>
      <text:p text:style-name="P5">(create a directory to put the mappings in) </text:p>
      <text:p text:style-name="P5"/>
      <text:p text:style-name="P5">Navigate to your home folder</text:p>
      <text:p text:style-name="P5"><text:s text:c="11"/>cd ~</text:p>
      <text:p text:style-name="P5"/>
      <text:p text:style-name="P5">Then make a new directory using mkdir</text:p>
      <text:p text:style-name="P5"><text:s text:c="5"/>mkdir Xbox</text:p>
      <text:p text:style-name="P5"/>
      <text:p text:style-name="P5">Navigate into the Xbox folder. <text:s text:c="9"/></text:p>
      <text:p text:style-name="P5"><text:s text:c="10"/>cd Xbox</text:p>
      <text:p text:style-name="P5"/>
      <text:p text:style-name="P5">Create your first configuration text file called basic_config, you can use any editor, but nano is quick and simple.</text:p>
      <text:p text:style-name="P5"><text:s text:c="9"/>sudo nano basic_config</text:p>
      <text:p text:style-name="P5">#-------------------------------------------------------------------</text:p>
      <text:p text:style-name="P5">[xboxdrv]</text:p>
      <text:p text:style-name="P5">silent=true</text:p>
      <text:p text:style-name="P5">deadzone=6000</text:p>
      <text:p text:style-name="P5">dpad-as-button=true</text:p>
      <text:p text:style-name="P5">trigger-as-button=true</text:p>
      <text:p text:style-name="P5"/>
      <text:p text:style-name="P5">[ui-axismap]</text:p>
      <text:p text:style-name="P5">x2=ABS_X</text:p>
      <text:p text:style-name="P5">y2=ABS_Y</text:p>
      <text:p text:style-name="P5">x1=REL_X:10</text:p>
      <text:p text:style-name="P5">y1=REL_Y:-10</text:p>
      <text:p text:style-name="P5"/>
      <text:p text:style-name="P5">[ui-buttonmap]</text:p>
      <text:p text:style-name="P5">a=KEY_LEFTSHIFT</text:p>
      <text:p text:style-name="P5">b=BTN_C</text:p>
      <text:p text:style-name="P5"><text:soft-page-break/>x=BTN_EXTRA</text:p>
      <text:p text:style-name="P5">y=KEY_C</text:p>
      <text:p text:style-name="P5"/>
      <text:p text:style-name="P5">[ui-buttonmap]</text:p>
      <text:p text:style-name="P5">lb=BTN_RIGHT</text:p>
      <text:p text:style-name="P5">rb=KEY_SPACE</text:p>
      <text:p text:style-name="P5">lt=KEY_Z</text:p>
      <text:p text:style-name="P5">rt=BTN_LEFT</text:p>
      <text:p text:style-name="P5"/>
      <text:p text:style-name="P5">[ui-buttonmap]</text:p>
      <text:p text:style-name="P5">dl=KEY_A</text:p>
      <text:p text:style-name="P5">dr=KEY_D</text:p>
      <text:p text:style-name="P5">du=KEY_W</text:p>
      <text:p text:style-name="P5">dd=KEY_S</text:p>
      <text:p text:style-name="P5"/>
      <text:p text:style-name="P5">[ui-buttonmap]</text:p>
      <text:p text:style-name="P5">guide=KEY_HOME</text:p>
      <text:p text:style-name="P5">back=KEY_ESC</text:p>
      <text:p text:style-name="P5">start=KEY_ENTER</text:p>
      <text:p text:style-name="P5">#------------------------------- EOF-------------------------</text:p>
      <text:p text:style-name="P5"/>
      <text:p text:style-name="P5">Save and close the file.</text:p>
      <text:p text:style-name="P5"/>
      <text:p text:style-name="P4">Description of the file</text:p>
      <text:p text:style-name="P5">This file Basic Definition of the controller, allowing a deadzone, it will run silently (not output additional info to the terminal.) <text:s text:c="4"/>The file then setups up the DPad as Buttons and triggers. <text:s/>The next few sections are used to:</text:p>
      <text:p text:style-name="P5"><text:tab/>Map the Right analog stick as absolute values. (x2 and y2)</text:p>
      <text:p text:style-name="P5"><text:tab/>Map the Left stick as the mouse relative (x1 and y1)</text:p>
      <text:p text:style-name="P5"><text:tab/>Map the four coloured buttons (a,b,x,y)</text:p>
      <text:p text:style-name="P5"><text:tab/>Set each one as a different key, or equivalent joystick button.  In this case Left Shift, joystick button C, A and the key C.</text:p>
      <text:p text:style-name="P5"><text:tab/>Map the Triggers and Bumpers in the same way. (lt, rt, lb, rb)</text:p>
      <text:p text:style-name="P5"><text:tab/>Finally map the D-Pad (du, dl, dd, dr) as WASD, back, start and guide (XBOX) buttons.</text:p>
      <text:p text:style-name="P5"/>
      <text:p text:style-name="P7">Save and close the config file and exit Nano editor. (press Ctrl+x and then Y)</text:p>
      <text:p text:style-name="P7"/>
      <text:p text:style-name="P7">Physically plug in your pad or adapter if you have not already (I’d recommend connecting the pad / adapter for <text:soft-page-break/>the 360 to a powered hub!), do a quick list 'usb devices' <text:s/>to check the pad / adapter has been detected.</text:p>
      <text:p text:style-name="P7"/>
      <text:p text:style-name="P7"><text:tab/><text:span text:style-name="T2">sudo lsusb</text:span></text:p>
      <text:p text:style-name="P7"/>
      <text:p text:style-name="P7">You should see an entry for the xbox pad or receiver</text:p>
      <text:p text:style-name="P7">e.g. </text:p>
      <text:p text:style-name="P7"><text:tab/>Bus 001 Device 009: ID 045e:028e Microsoft Corp. Xbox360 Controller</text:p>
      <text:p text:style-name="P7"/>
      <text:p text:style-name="P7">or </text:p>
      <text:p text:style-name="P7"/>
      <text:p text:style-name="P7"><text:tab/>Bus 001 Device 008: ID 045e:0291 Microsoft Corp. Xbox 360 Wireless Receiver for Windows</text:p>
      <text:p text:style-name="P7"/>
      <text:p text:style-name="P7"/>
      <text:p text:style-name="P7"/>
      <text:p text:style-name="P7">Finally call the basic configuration mapping using with your configuration file as a switch --config</text:p>
      <text:p text:style-name="P8"><text:tab/>sudo xboxdrv --config ~/Xbox/basic_config</text:p>
      <text:p text:style-name="Text_20_body"/>
      <text:p text:style-name="P7">Run this command in the background using the above with an ‘&amp;’ at the end. - Have fun! <text:s/>At this point you can either use the command</text:p>
      <text:p text:style-name="P7"><text:s text:c="12"/><text:span text:style-name="T2">sudo jstest /dev/input/js0</text:span></text:p>
      <text:p text:style-name="P7"/>
      <text:p text:style-name="P7">To test the pad from the command line, or startup X and select the 'joystick testing and configuration tool'</text:p>
      <text:p text:style-name="P7"/>
      <text:p text:style-name="P6">The for the wired pad you should be connected and up and running, if your using a wirless pad you will have to sync it (push sync button on the receiver then the sync button on the pad) <text:s/><text:span text:style-name="T6">N.B. <text:s/>Even though the pad is connected the xbox pad quadrant light will continue to flash!</text:span> <text:s/>There is no way to turn off the pad, other than unplugging the batteries or battery pack.</text:p>
      <text:p text:style-name="P9"/>
      <text:p text:style-name="P9">In part 2 of this article I will describe how to use the PS3 pad and WII-Mote with the PI.</text:p>
      <text:p text:style-name="P9">If you're keen to test your new setup in python follow the excellent tutorial provided by Rhishi Despanda on pages 12-13 of MagPI Issue 2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onsolas" svg:font-family="Consolas"/>
    <style:font-face style:name="Tahoma1" svg:font-family="Tahoma"/>
    <style:font-face style:name="Consolas1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14:20:27.70</meta:creation-date>
    <dc:date>2014-08-08T20:26:16.12</dc:date>
    <meta:editing-duration>PT05H50M35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4" meta:paragraph-count="83" meta:word-count="951" meta:character-count="5610" meta:non-whitespace-character-count="4634"/>
  </office:meta>
</office:document-meta>
</file>